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Standard" style:list-style-name="LFO1" style:family="paragraph">
      <style:paragraph-properties fo:line-height="150%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>
      <style:paragraph-properties fo:line-height="150%"/>
    </style:style>
    <style:style style:name="P6" style:parent-style-name="Standard" style:family="paragraph">
      <style:paragraph-properties fo:line-height="150%"/>
    </style:style>
    <style:style style:name="P7" style:parent-style-name="Standard" style:list-style-name="LFO1" style:family="paragraph">
      <style:paragraph-properties fo:line-height="150%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family="paragraph">
      <style:paragraph-properties fo:line-height="150%"/>
    </style:style>
    <style:style style:name="P11" style:parent-style-name="Standard" style:family="paragraph">
      <style:paragraph-properties fo:line-height="150%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Standard" style:family="paragraph">
      <style:paragraph-properties fo:line-height="150%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Standard" style:family="paragraph">
      <style:paragraph-properties fo:line-height="150%"/>
    </style:style>
    <style:style style:name="P21" style:parent-style-name="Standard" style:family="paragraph">
      <style:paragraph-properties fo:line-height="150%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Standard" style:family="paragraph">
      <style:paragraph-properties fo:line-height="150%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Standard" style:family="paragraph">
      <style:paragraph-properties fo:line-height="150%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Standard" style:family="paragraph">
      <style:paragraph-properties fo:line-height="150%"/>
    </style:style>
    <style:style style:name="T28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Rmi implementation steps :</text:p>
      <text:p text:style-name="Standard"/>
      <text:list text:style-name="LFO1" text:continue-numbering="true">
        <text:list-item>
          <text:p text:style-name="P2">Create all java files and compile using<text:s/><text:span text:style-name="T3">javac</text:span><text:s/>command , it will generate<text:s/><text:span text:style-name="T4">.class</text:span><text:s/>files</text:p>
        </text:list-item>
      </text:list>
      <text:p text:style-name="P5">Skip step 2 3 4 –</text:p>
      <text:p text:style-name="P6"/>
      <text:list text:style-name="LFO1" text:continue-numbering="true">
        <text:list-item>
          <text:p text:style-name="P7">Generate stubs invoking<text:s/><text:span text:style-name="T8">rmic AddServerImpl<text:s/></text:span>it will generate <text:s/><text:span text:style-name="T9">AddServerImpl_Stub.class<text:s/></text:span>file.</text:p>
        </text:list-item>
      </text:list>
      <text:p text:style-name="P10"/>
      <text:p text:style-name="P11">3. Copy<text:s/><text:span text:style-name="T12">AddClient.class</text:span>,<text:s/><text:span text:style-name="T13">AddServerImpl_Stub.class</text:span>, and<text:s/><text:span text:style-name="T14">AddServerIntf.class</text:span><text:s/>to a directory on<text:s/><text:tab/>the client machine.</text:p>
      <text:p text:style-name="P15">4.. Copy<text:s/><text:span text:style-name="T16">AddServerIntf.class</text:span>,<text:s/><text:span text:style-name="T17">AddServerImpl.class</text:span>,<text:s/><text:span text:style-name="T18">AddServerImpl_ Stub.class</text:span>, and <text:s text:c="2"/><text:tab/><text:span text:style-name="T19">AddServer.class</text:span><text:s/>to a directory on the server machine.</text:p>
      <text:p text:style-name="P20"/>
      <text:p text:style-name="P21">5. Start the RMI Registry on the Server Machine using<text:s/><text:span text:style-name="T22">rmiregistry</text:span></text:p>
      <text:p text:style-name="P23">6. Start the Server using<text:s/><text:span text:style-name="T24">java AddServer<text:s/></text:span>in new terminal</text:p>
      <text:p text:style-name="P25">7.Start the Client<text:s/><text:span text:style-name="T26">java AddClient servername/ip_address 8 9 <text:s/></text:span>in new terminal where servername is first arguement and 8 , 9 are second &amp; third arguement respectively.</text:p>
      <text:p text:style-name="P27"><text:span text:style-name="T28">java AddClient 127.0.0.1 8 9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hweta Badhai</dc:creator>
    <meta:creation-date>2018-12-27T06:08:00Z</meta:creation-date>
    <dc:date>2023-05-07T07:29:00Z</dc:date>
    <meta:template xlink:href="Normal" xlink:type="simple"/>
    <meta:editing-cycles>8</meta:editing-cycles>
    <meta:editing-duration>PT780S</meta:editing-duration>
    <meta:document-statistic meta:page-count="1" meta:paragraph-count="1" meta:word-count="119" meta:character-count="799" meta:row-count="5" meta:non-whitespace-character-count="681"/>
  </office:meta>
</office:document-meta>
</file>